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1ea53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21051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a7610" officeooo:paragraph-rsid="001ea5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ea532" officeooo:paragraph-rsid="001ea53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normal" officeooo:rsid="0021051a" officeooo:paragraph-rsid="0021051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ea532" officeooo:paragraph-rsid="001ea53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language="fr" fo:country="FR" officeooo:paragraph-rsid="0016cd37" style:font-size-asian="12pt" style:font-size-complex="12pt"/>
    </style:style>
    <style:style style:name="P14" style:family="paragraph" style:parent-style-name="Standard_20__28_user_29_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21051a" officeooo:paragraph-rsid="0021051a" style:letter-kerning="true" style:font-size-asian="12pt" style:font-style-asian="normal" style:font-weight-asian="normal" style:font-size-complex="12pt" style:font-weight-complex="normal" style:text-emphasize="none"/>
    </style:style>
    <style:style style:name="P15" style:family="paragraph" style:parent-style-name="Standard_20__28_user_29_">
      <style:paragraph-properties fo:text-align="start" style:justify-single-word="false"/>
      <style:text-properties style:font-name="Arial1" fo:font-size="12pt" fo:language="fr" fo:country="FR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16" style:family="paragraph" style:parent-style-name="Standard_20__28_user_29_">
      <style:text-properties style:font-name="Arial1" fo:font-size="12pt" fo:language="fr" fo:country="FR" style:font-size-asian="12pt" style:font-size-complex="12pt"/>
    </style:style>
    <style:style style:name="P17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18" style:family="paragraph" style:parent-style-name="Standard_20__28_user_29_">
      <style:paragraph-properties fo:text-align="start" style:justify-single-word="false"/>
      <style:text-properties style:font-name="Arial1" fo:font-size="14pt" fo:language="fr" fo:country="FR" style:text-underline-style="none" fo:font-weight="bold" officeooo:rsid="0021051a" officeooo:paragraph-rsid="0021051a" style:font-size-asian="14pt" style:font-weight-asian="bold" style:font-size-complex="14pt" style:font-weight-complex="bold"/>
    </style:style>
    <style:style style:name="P19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18e181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21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23a7" officeooo:paragraph-rsid="001723a7" style:font-size-asian="12pt" style:font-style-asian="normal" style:font-size-complex="12pt" style:font-style-complex="normal"/>
    </style:style>
    <style:style style:name="P22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8e47" officeooo:paragraph-rsid="00178e47" style:font-size-asian="12pt" style:font-style-asian="normal" style:font-size-complex="12pt" style:font-style-complex="normal"/>
    </style:style>
    <style:style style:name="P23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a7610" officeooo:paragraph-rsid="001a7610" style:font-size-asian="12pt" style:font-style-asian="normal" style:font-size-complex="12pt" style:font-style-complex="normal"/>
    </style:style>
    <style:style style:name="P24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25" style:family="paragraph" style:parent-style-name="Comment_5f_template">
      <style:paragraph-properties fo:text-align="start" style:justify-single-word="false"/>
      <style:text-properties style:font-name="Arial1" fo:font-size="12pt" fo:language="fr" fo:country="FR" style:text-underline-style="solid" style:text-underline-width="auto" style:text-underline-color="font-color" officeooo:rsid="0016cd37" officeooo:paragraph-rsid="001723a7" style:font-size-asian="12pt" style:font-size-complex="12pt"/>
    </style:style>
    <style:style style:name="P26" style:family="paragraph" style:parent-style-name="Comment_5f_template">
      <style:paragraph-properties fo:text-align="start" style:justify-single-word="false"/>
      <style:text-properties style:font-name="Arial1" fo:font-size="12pt" fo:language="fr" fo:country="FR" officeooo:rsid="00178e47" officeooo:paragraph-rsid="00178e47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1" style:family="text">
      <style:text-properties fo:color="#000000" fo:font-style="normal" style:text-underline-style="none" style:font-style-asian="normal" style:font-style-complex="normal"/>
    </style:style>
    <style:style style:name="T2" style:family="text">
      <style:text-properties fo:color="#000000" fo:font-style="normal" style:text-underline-style="none" officeooo:rsid="001723a7" style:font-style-asian="normal" style:font-style-complex="normal"/>
    </style:style>
    <style:style style:name="T3" style:family="text">
      <style:text-properties fo:color="#000000" fo:font-style="normal" style:text-underline-style="none" officeooo:rsid="002851ae" style:font-style-asian="normal" style:font-style-complex="normal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officeooo:rsid="001a7610" style:font-style-asian="normal" style:font-style-complex="normal"/>
    </style:style>
    <style:style style:name="T6" style:family="text">
      <style:text-properties officeooo:rsid="0021051a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tyle="normal" fo:text-shadow="none" style:letter-kerning="true" style:font-style-asian="normal" style:font-style-complex="normal" style:text-emphasize="none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tyle="normal" fo:text-shadow="none" style:letter-kerning="true" style:font-style-asian="normal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tyle="normal" fo:text-shadow="none" officeooo:rsid="0026ce92" style:letter-kerning="true" style:font-style-asian="normal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style:letter-kerning="true" style:font-size-asian="14pt" style:font-style-asian="normal" style:font-size-complex="14pt" style:text-emphasize="none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officeooo:rsid="0026ce92" style:letter-kerning="true" style:font-size-asian="14pt" style:font-style-asian="normal" style:font-size-complex="14pt" style:text-emphasize="none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font-style-complex="normal" style:text-emphasize="none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officeooo:rsid="0026ce92" style:letter-kerning="true" style:font-style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style:letter-kerning="true" style:font-style-asian="normal" style:text-emphasize="none"/>
    </style:style>
    <style:style style:name="T16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officeooo:rsid="0026ce92" style:letter-kerning="true" style:font-style-asian="normal" style:text-emphasize="none"/>
    </style:style>
    <style:style style:name="T17" style:family="text">
      <style:text-properties style:use-window-font-color="true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style:font-size-asian="14pt" style:font-style-asian="normal" style:font-size-complex="14pt" style:text-emphasize="none"/>
    </style:style>
    <style:style style:name="T18" style:family="text">
      <style:text-properties style:use-window-font-color="true" style:text-outline="false" style:text-line-through-style="none" style:text-line-through-type="none" fo:font-size="14pt" fo:font-style="normal" fo:text-shadow="none" style:text-underline-style="solid" style:text-underline-width="auto" style:text-underline-color="font-color" officeooo:rsid="0026ce92" style:letter-kerning="true" style:font-size-asian="14pt" style:font-style-asian="normal" style:font-size-complex="14pt" style:text-emphasize="none"/>
    </style:style>
    <style:style style:name="T19" style:family="text">
      <style:text-properties officeooo:rsid="0026ce92"/>
    </style:style>
    <style:style style:name="T20" style:family="text">
      <style:text-properties fo:language="fr" fo:country="FR"/>
    </style:style>
    <style:style style:name="T21" style:family="text">
      <style:text-properties officeooo:rsid="002851a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06cm" fo:min-width="3.0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3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cm" fo:min-width="3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5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7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2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Dossier écrit Grand Angle </text:p>
      <text:p text:style-name="P8"/>
      <text:p text:style-name="P9"/>
      <text:p text:style-name="P10">Les spécifications fonctionnelles du besoin<text:span text:style-name="T19"> :</text:span></text:p>
      <text:p text:style-name="P13"/>
      <text:p text:style-name="P25"/>
      <text:p text:style-name="P21">L’application sera utilisée par une société qui se nomme Grand Angle. C’est une société <text:span text:style-name="T21">dédiée</text:span> à l’exposition <text:span text:style-name="T21">d’œuvre</text:span> d’art. La partie back-office de l’application sera utilisé par 25 personnes, de la direction <text:span text:style-name="T21">générale</text:span> de l’entreprise, en passant par le service de maintenance, de traduction jusqu’au salarié de base.</text:p>
      <text:p text:style-name="P21"/>
      <text:p text:style-name="P26"><text:span text:style-name="T2">P</text:span><text:span text:style-name="T1">our ce qui est du côté visiteur de </text:span><text:span text:style-name="T3">cette</text:span><text:span text:style-name="T1"> application, le nombre d’utilisateur variera selon le nombre de visiteur pour les expositions en cours.</text:span></text:p>
      <text:p text:style-name="P22"/>
      <text:p text:style-name="P22"/>
      <text:p text:style-name="P22">Les supports utilisés côté <text:span text:style-name="T21">back-office</text:span> seront de la tablette I<text:span text:style-name="T21">PAD </text:span>mini 8 jusqu’aux stations graphiques Dell disposant toutes de 2 écrans 26 pouces.</text:p>
      <text:p text:style-name="P22"/>
      <text:p text:style-name="P22">Côté visiteurs, ils utiliseront <text:span text:style-name="T21">leur</text:span> propre téléphone ou tablette pour avoir accès au contenu enrichi de l’exposition.</text:p>
      <text:p text:style-name="P22"/>
      <text:p text:style-name="P26"/>
      <text:p text:style-name="P19">Cartographie fonction<text:span text:style-name="T19">n</text:span>elle<text:span text:style-name="T21"> :</text:span></text:p>
      <text:p text:style-name="P24"/>
      <text:p text:style-name="P24"/>
      <text:p text:style-name="P20">Application côté back-office.</text:p>
      <text:p text:style-name="P24"><draw:g text:anchor-type="paragraph" draw:z-index="0" draw:name="Forme1" draw:style-name="gr1"><draw:custom-shape draw:style-name="gr2" draw:text-style-name="P28" svg:width="3.518cm" svg:height="0.957cm" svg:x="7.162cm" svg:y="3cm"><text:p text:style-name="P27"><text:span text:style-name="T22">Accueil back-office</text:span></text:p><draw:enhanced-geometry svg:viewBox="0 0 21600 21600" draw:type="rectangle" draw:enhanced-path="M 0 0 L 21600 0 21600 21600 0 21600 0 0 Z N"/></draw:custom-shape><draw:custom-shape draw:style-name="gr3" draw:text-style-name="P28" svg:width="3.167cm" svg:height="1.063cm" svg:x="3.879cm" svg:y="4.914cm"><text:p text:style-name="P27"><text:span text:style-name="T22">Expositions</text:span></text:p><draw:enhanced-geometry svg:viewBox="0 0 21600 21600" draw:type="rectangle" draw:enhanced-path="M 0 0 L 21600 0 21600 21600 0 21600 0 0 Z N"/></draw:custom-shape><draw:line draw:style-name="gr4" draw:text-style-name="P29" svg:x1="12.44cm" svg:y1="4.38cm" svg:x2="12.44cm" svg:y2="4.912cm"><text:p/></draw:line><draw:line draw:style-name="gr4" draw:text-style-name="P29" svg:x1="5.521cm" svg:y1="4.38cm" svg:x2="5.521cm" svg:y2="4.912cm"><text:p/></draw:line><draw:line draw:style-name="gr5" draw:text-style-name="P29" svg:x1="5.521cm" svg:y1="4.38cm" svg:x2="12.44cm" svg:y2="4.38cm"><text:p/></draw:line><draw:line draw:style-name="gr5" draw:text-style-name="P29" svg:x1="8.921cm" svg:y1="3.957cm" svg:x2="8.921cm" svg:y2="4.382cm"><text:p/></draw:line><draw:custom-shape draw:style-name="gr6" draw:text-style-name="P30" svg:width="4.34cm" svg:height="1.063cm" svg:x="10.212cm" svg:y="4.914cm"><text:p text:style-name="P27"><text:span text:style-name="T23"><text:s/></text:span><text:span text:style-name="T22">Gestion collaborateurs <text:s text:c="2"/></text:span></text:p><draw:enhanced-geometry svg:viewBox="0 0 21600 21600" draw:type="rectangle" draw:enhanced-path="M 0 0 L 21600 0 21600 21600 0 21600 0 0 Z N"/></draw:custom-shape><draw:custom-shape draw:style-name="gr7" draw:text-style-name="P28" svg:width="1.994cm" svg:height="1.063cm" svg:x="2.119cm" svg:y="6.935cm"><text:p text:style-name="P27"><text:span text:style-name="T22">Oeuvres</text:span></text:p><draw:enhanced-geometry svg:viewBox="0 0 21600 21600" draw:type="rectangle" draw:enhanced-path="M 0 0 L 21600 0 21600 21600 0 21600 0 0 Z N"/></draw:custom-shape><draw:line draw:style-name="gr4" draw:text-style-name="P29" svg:x1="3.175cm" svg:y1="6.403cm" svg:x2="3.175cm" svg:y2="6.935cm"><text:p/></draw:line><draw:line draw:style-name="gr5" draw:text-style-name="P29" svg:x1="4.699cm" svg:y1="6.403cm" svg:x2="5.52cm" svg:y2="6.403cm"><text:p/></draw:line><draw:line draw:style-name="gr5" draw:text-style-name="P29" svg:x1="5.521cm" svg:y1="6.401cm" svg:x2="5.521cm" svg:y2="5.976cm"><text:p/></draw:line><draw:frame draw:style-name="gr8" draw:text-style-name="P32" svg:width="3.634cm" svg:height="0.777cm" svg:x="0.009cm" svg:y="3.319cm"><draw:text-box><text:p text:style-name="P31"><text:span text:style-name="T24">Niveau 0</text:span></text:p></draw:text-box></draw:frame><draw:frame draw:style-name="gr8" draw:text-style-name="P32" svg:width="2.698cm" svg:height="0.777cm" svg:x="0.009cm" svg:y="5.127cm"><draw:text-box><text:p text:style-name="P31"><text:span text:style-name="T24">Niveau 1</text:span></text:p></draw:text-box></draw:frame><draw:frame draw:style-name="gr9" draw:text-style-name="P33" svg:width="1.996cm" svg:height="1.354cm" svg:x="-0.109cm" svg:y="7.253cm"><draw:text-box><text:p text:style-name="P31"><text:span text:style-name="T22">Niveau 2</text:span></text:p></draw:text-box></draw:frame><draw:custom-shape draw:style-name="gr10" draw:text-style-name="P28" svg:width="1.876cm" svg:height="1.063cm" svg:x="4.465cm" svg:y="6.935cm"><text:p text:style-name="P27"><text:span text:style-name="T22">Artistes</text:span></text:p><draw:enhanced-geometry svg:viewBox="0 0 21600 21600" draw:type="rectangle" draw:enhanced-path="M 0 0 L 21600 0 21600 21600 0 21600 0 0 Z N"/></draw:custom-shape><draw:custom-shape draw:style-name="gr11" draw:text-style-name="P28" svg:width="1.878cm" svg:height="1.063cm" svg:x="6.693cm" svg:y="6.935cm"><text:p text:style-name="P27"><text:span text:style-name="T22">Collectifs</text:span></text:p><draw:enhanced-geometry svg:viewBox="0 0 21600 21600" draw:type="rectangle" draw:enhanced-path="M 0 0 L 21600 0 21600 21600 0 21600 0 0 Z N"/></draw:custom-shape><draw:line draw:style-name="gr5" draw:text-style-name="P29" svg:x1="4.7cm" svg:y1="6.403cm" svg:x2="3.175cm" svg:y2="6.403cm"><text:p/></draw:line><draw:line draw:style-name="gr5" draw:text-style-name="P29" svg:x1="5.521cm" svg:y1="6.403cm" svg:x2="7.749cm" svg:y2="6.403cm"><text:p/></draw:line><draw:line draw:style-name="gr4" draw:text-style-name="P29" svg:x1="7.748cm" svg:y1="6.403cm" svg:x2="7.748cm" svg:y2="6.935cm"><text:p/></draw:line><draw:line draw:style-name="gr4" draw:text-style-name="P29" svg:x1="5.522cm" svg:y1="6.403cm" svg:x2="5.521cm" svg:y2="6.935cm"><text:p/></draw:line><draw:custom-shape draw:style-name="gr12" draw:text-style-name="P28" svg:width="2.112cm" svg:height="0.853cm" svg:x="2.119cm" svg:y="8.847cm"><text:p text:style-name="P27"><text:span text:style-name="T22">Médias</text:span></text:p><draw:enhanced-geometry svg:viewBox="0 0 21600 21600" draw:type="rectangle" draw:enhanced-path="M 0 0 L 21600 0 21600 21600 0 21600 0 0 Z N"/></draw:custom-shape><draw:custom-shape draw:style-name="gr13" draw:text-style-name="P28" svg:width="1.996cm" svg:height="0.853cm" svg:x="4.465cm" svg:y="8.847cm"><text:p text:style-name="P27"><text:span text:style-name="T22">Médias</text:span></text:p><draw:enhanced-geometry svg:viewBox="0 0 21600 21600" draw:type="rectangle" draw:enhanced-path="M 0 0 L 21600 0 21600 21600 0 21600 0 0 Z N"/></draw:custom-shape><draw:custom-shape draw:style-name="gr14" draw:text-style-name="P28" svg:width="1.878cm" svg:height="0.853cm" svg:x="6.693cm" svg:y="8.847cm"><text:p text:style-name="P27"><text:span text:style-name="T22">Médias</text:span></text:p><draw:enhanced-geometry svg:viewBox="0 0 21600 21600" draw:type="rectangle" draw:enhanced-path="M 0 0 L 21600 0 21600 21600 0 21600 0 0 Z N"/></draw:custom-shape><draw:line draw:style-name="gr4" draw:text-style-name="P29" svg:x1="3.175cm" svg:y1="7.998cm" svg:x2="3.175cm" svg:y2="8.849cm"><text:p/></draw:line><draw:line draw:style-name="gr4" draw:text-style-name="P29" svg:x1="5.403cm" svg:y1="7.998cm" svg:x2="5.403cm" svg:y2="8.849cm"><text:p/></draw:line><draw:line draw:style-name="gr4" draw:text-style-name="P29" svg:x1="7.748cm" svg:y1="7.998cm" svg:x2="7.748cm" svg:y2="8.849cm"><text:p/></draw:line><draw:frame draw:style-name="gr9" draw:text-style-name="P34" svg:width="1.759cm" svg:height="1.354cm" svg:x="0.009cm" svg:y="9.061cm"><draw:text-box><text:p text:style-name="P31"><text:span text:style-name="T25">Niveau 3</text:span></text:p></draw:text-box></draw:frame><draw:custom-shape draw:style-name="gr15" draw:text-style-name="P28" svg:width="2.816cm" svg:height="1.063cm" svg:x="12.439cm" svg:y="6.935cm"><text:p text:style-name="P27"><text:span text:style-name="T22">Editer/Créer</text:span></text:p><text:p text:style-name="P27"><text:span text:style-name="T22">Collaborateurs</text:span></text:p><draw:enhanced-geometry svg:viewBox="0 0 21600 21600" draw:type="rectangle" draw:enhanced-path="M 0 0 L 21600 0 21600 21600 0 21600 0 0 Z N"/></draw:custom-shape><draw:custom-shape draw:style-name="gr16" draw:text-style-name="P28" svg:width="2.581cm" svg:height="1.063cm" svg:x="9.508cm" svg:y="6.935cm"><text:p text:style-name="P27"><text:span text:style-name="T22">Liste</text:span></text:p><text:p text:style-name="P27"><text:span text:style-name="T22"><text:s/></text:span><text:span text:style-name="T22">Collaborateurs</text:span></text:p><draw:enhanced-geometry svg:viewBox="0 0 21600 21600" draw:type="rectangle" draw:enhanced-path="M 0 0 L 21600 0 21600 21600 0 21600 0 0 Z N"/></draw:custom-shape><draw:line draw:style-name="gr4" draw:text-style-name="P29" svg:x1="10.682cm" svg:y1="6.403cm" svg:x2="10.682cm" svg:y2="6.935cm"><text:p/></draw:line><draw:line draw:style-name="gr4" draw:text-style-name="P29" svg:x1="13.846cm" svg:y1="6.403cm" svg:x2="13.846cm" svg:y2="6.935cm"><text:p/></draw:line><draw:line draw:style-name="gr5" draw:text-style-name="P29" svg:x1="12.322cm" svg:y1="5.976cm" svg:x2="12.322cm" svg:y2="6.401cm"><text:p/></draw:line><draw:line draw:style-name="gr5" draw:text-style-name="P29" svg:x1="10.682cm" svg:y1="6.403cm" svg:x2="12.324cm" svg:y2="6.403cm"><text:p/></draw:line><draw:line draw:style-name="gr5" draw:text-style-name="P29" svg:x1="12.322cm" svg:y1="6.403cm" svg:x2="13.847cm" svg:y2="6.403cm"><text:p/></draw:lin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Application côté Visiteur<text:span text:style-name="T21"> :</text:span></text:p>
      <text:p text:style-name="P23"/>
      <text:p text:style-name="P23"><draw:g text:anchor-type="paragraph" draw:z-index="1" draw:name="Forme2" draw:style-name="gr1"><draw:custom-shape draw:style-name="gr17" draw:text-style-name="P35" svg:width="3.566cm" svg:height="1.311cm" svg:x="7.705cm" svg:y="1.207cm"><text:p text:style-name="P27"><text:span text:style-name="T26">Accueil public</text:span></text:p><draw:enhanced-geometry svg:viewBox="0 0 21600 21600" draw:type="rectangle" draw:enhanced-path="M 0 0 L 21600 0 21600 21600 0 21600 0 0 Z N"/></draw:custom-shape><draw:custom-shape draw:style-name="gr18" draw:text-style-name="P36" svg:width="3.424cm" svg:height="1.456cm" svg:x="3.569cm" svg:y="3.83cm"><text:p text:style-name="P27"><text:span text:style-name="T27">Visite intéractive</text:span></text:p><draw:enhanced-geometry svg:viewBox="0 0 21600 21600" draw:type="rectangle" draw:enhanced-path="M 0 0 L 21600 0 21600 21600 0 21600 0 0 Z N"/></draw:custom-shape><draw:line draw:style-name="gr4" draw:text-style-name="P29" svg:x1="13.695cm" svg:y1="3.101cm" svg:x2="13.695cm" svg:y2="3.829cm"><text:p/></draw:line><draw:line draw:style-name="gr4" draw:text-style-name="P29" svg:x1="5.281cm" svg:y1="3.101cm" svg:x2="5.281cm" svg:y2="3.829cm"><text:p/></draw:line><draw:line draw:style-name="gr5" draw:text-style-name="P29" svg:x1="5.281cm" svg:y1="3.101cm" svg:x2="13.696cm" svg:y2="3.101cm"><text:p/></draw:line><draw:line draw:style-name="gr5" draw:text-style-name="P29" svg:x1="9.416cm" svg:y1="2.518cm" svg:x2="9.416cm" svg:y2="3.101cm"><text:p/></draw:line><draw:custom-shape draw:style-name="gr18" draw:text-style-name="P30" svg:width="3.424cm" svg:height="1.456cm" svg:x="11.982cm" svg:y="3.83cm"><text:p text:style-name="P27"><text:span text:style-name="T24">Liste expositions</text:span></text:p><draw:enhanced-geometry svg:viewBox="0 0 21600 21600" draw:type="rectangle" draw:enhanced-path="M 0 0 L 21600 0 21600 21600 0 21600 0 0 Z N"/></draw:custom-shape><draw:custom-shape draw:style-name="gr19" draw:text-style-name="P36" svg:width="3.424cm" svg:height="1.458cm" svg:x="2.427cm" svg:y="6.594cm"><text:p text:style-name="P27"><text:span text:style-name="T27">Contenu enrichi</text:span></text:p><draw:enhanced-geometry svg:viewBox="0 0 21600 21600" draw:type="rectangle" draw:enhanced-path="M 0 0 L 21600 0 21600 21600 0 21600 0 0 Z N"/></draw:custom-shape><draw:line draw:style-name="gr4" draw:text-style-name="P29" svg:x1="4.282cm" svg:y1="5.866cm" svg:x2="4.282cm" svg:y2="6.594cm"><text:p/></draw:line><draw:line draw:style-name="gr5" draw:text-style-name="P29" svg:x1="4.282cm" svg:y1="5.866cm" svg:x2="5.28cm" svg:y2="5.866cm"><text:p/></draw:line><draw:line draw:style-name="gr5" draw:text-style-name="P29" svg:x1="5.281cm" svg:y1="5.867cm" svg:x2="5.281cm" svg:y2="5.284cm"><text:p/></draw:line><draw:frame draw:style-name="gr20" draw:text-style-name="P37" svg:width="4.421cm" svg:height="1.303cm" svg:x="-0.282cm" svg:y="1.671cm"><draw:text-box><text:p text:style-name="P31"><text:span text:style-name="T27">Niveau 0</text:span></text:p></draw:text-box></draw:frame><draw:frame draw:style-name="gr21" draw:text-style-name="P37" svg:width="3.282cm" svg:height="2.273cm" svg:x="-0.282cm" svg:y="4.119cm"><draw:text-box><text:p text:style-name="P31"><text:span text:style-name="T27">Niveau 1</text:span></text:p></draw:text-box></draw:frame><draw:frame draw:style-name="gr21" draw:text-style-name="P37" svg:width="2.426cm" svg:height="2.273cm" svg:x="-0.282cm" svg:y="7.031cm"><draw:text-box><text:p text:style-name="P31"><text:span text:style-name="T27">Niveau 2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Autorisations<text:span text:style-name="T21"> :</text:span></text:p>
      <text:p text:style-name="P5"/>
      <text:p text:style-name="P12"><text:span text:style-name="T5">S</text:span><text:span text:style-name="T4">eul le directeur a un rôle d’administrateur. Grace à ce rôle, il est le seul capable de créer, modifier ou supprimer un collaborateur dans la partie dédiée à cela.</text:span></text:p>
      <text:p text:style-name="P4"/>
      <text:p text:style-name="P4">Les autres employés peuvent ajouter, modifier une exposition, une œuvre, un artiste ou un collectif.</text:p>
      <text:p text:style-name="P4"/>
      <text:p text:style-name="P4">Il y a aussi une fonctionnalité qui enverra un mail automatiquement si une œuvre n’est pas réceptionné 7 jours avant le début de l’exposition où celle-ci est programmée.</text:p>
      <text:p text:style-name="P4"/>
      <text:p text:style-name="P4"/>
      <text:p text:style-name="P2">Gestions des langues<text:span text:style-name="T19"> :</text:span></text:p>
      <text:p text:style-name="P6"/>
      <text:p text:style-name="P6"/>
      <text:p text:style-name="P4">Sur l’application côté visiteur, il y a une fonctionnalité qui permet de passer de la langue française à la langue anglaise ou chinoise grâce à un petit drapeau en haut de l’écran.</text:p>
      <text:p text:style-name="P4"/>
      <text:p text:style-name="P4">Côté back-office, les traducteurs peuvent rajouter toutes les informations de l’exposition, des œuvres, des artistes ou des différents collectifs traduit dans un espace prévu à cet eff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Les <text:s/>spécifications techniques<text:span text:style-name="T19"> :</text:span></text:p>
      <text:p text:style-name="P7"/>
      <text:p text:style-name="P7"/>
      <text:p text:style-name="P7"/>
      <text:p text:style-name="P15"><text:span text:style-name="T12">Langages de programmation utilis</text:span><text:span text:style-name="T13">és</text:span><text:span text:style-name="T14"> :</text:span></text:p>
      <text:p text:style-name="P14"/>
      <text:p text:style-name="P14"><text:span text:style-name="T19">– </text:span>PHP</text:p>
      <text:p text:style-name="P14"/>
      <text:p text:style-name="P14"><text:span text:style-name="T19">– </text:span>HTML</text:p>
      <text:p text:style-name="P14"/>
      <text:p text:style-name="P14"><text:span text:style-name="T19">– </text:span>CSS</text:p>
      <text:p text:style-name="P14"/>
      <text:p text:style-name="P14"><text:span text:style-name="T19">– </text:span> JS <text:span text:style-name="T19">et </text:span>J<text:span text:style-name="T19">Q</text:span>uery </text:p>
      <text:p text:style-name="P14"/>
      <text:p text:style-name="P14"><text:span text:style-name="T19">– </text:span>SQL</text:p>
      <text:p text:style-name="P14"/>
      <text:p text:style-name="P14"/>
      <text:p text:style-name="P14">Le <text:span text:style-name="T19">HTML</text:span> et <text:span text:style-name="T21">CSS</text:span> ont été utilisés pour la mise en page des applications. Le <text:span text:style-name="T19">JavaScript</text:span>, plus particulièrement le J<text:span text:style-name="T19">Q</text:span>uery a été utilisé pour faire des animations sur les pages, cacher des <text:span text:style-name="T19">parties</text:span> de texte ou d’image <text:span text:style-name="T19">grâce</text:span> à un bouton.</text:p>
      <text:p text:style-name="P14"/>
      <text:p text:style-name="P14">Le SQL <text:span text:style-name="T19">a</text:span> servi à faire toutes nos requêtes à la base de donnée. Que cela soit pour créer modifier supprimer ou juste afficher toutes les informations dans la base de donnée de l’application.</text:p>
      <text:p text:style-name="P14"/>
      <text:p text:style-name="P14">Et enfin le PHP a été utilisé pour gérer toute la partie dynamique de l’application.</text:p>
      <text:p text:style-name="P14"/>
      <text:p text:style-name="P14">On utilise aussi la technologie API flash code pour que les visiteurs puissent accéder à l’application.</text:p>
      <text:p text:style-name="P14"/>
      <text:p text:style-name="P14"/>
      <text:p text:style-name="P14"/>
      <text:p text:style-name="P18"><text:span text:style-name="T15">Technique de programmation</text:span><text:span text:style-name="T16"> :</text:span></text:p>
      <text:p text:style-name="P14"/>
      <text:p text:style-name="P14"/>
      <text:p text:style-name="P16">Les différentes technique<text:span text:style-name="T6">s </text:span>de programmation que nous avons utilisé <text:span text:style-name="T6">sont :</text:span></text:p>
      <text:p text:style-name="P16"/>
      <text:p text:style-name="P16"/>
      <text:p text:style-name="P16"><text:span text:style-name="T19">– L’extension PHP PDO (pour tout ce qui est connexion à la base de donnée)</text:span></text:p>
      <text:p text:style-name="P16"/>
      <text:p text:style-name="P16"><text:span text:style-name="T19">– les formulaires (pour les créations, modifications de contenu)</text:span></text:p>
      <text:p text:style-name="P16"/>
      <text:p text:style-name="P16"><text:span text:style-name="T19">– une carte interactive</text:span></text:p>
      <text:p text:style-name="P16"/>
      <text:p text:style-name="P16"><text:span text:style-name="T19">– Des Sessions PHP</text:span></text:p>
      <text:p text:style-name="P16"/>
      <text:p text:style-name="P16"/>
      <text:p text:style-name="P17">Pour ce qui est du design, Photoshop et Illustrator ont été utilisés pour la carte ou encore le logo de la socié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3-30T17:29:36.201000000</dc:date>
    <meta:editing-duration>PT53M7S</meta:editing-duration>
    <meta:editing-cycles>10</meta:editing-cycles>
    <meta:generator>LibreOffice/6.2.0.3$Windows_X86_64 LibreOffice_project/98c6a8a1c6c7b144ce3cc729e34964b47ce25d62</meta:generator>
    <meta:document-statistic meta:table-count="0" meta:image-count="0" meta:object-count="0" meta:page-count="3" meta:paragraph-count="34" meta:word-count="456" meta:character-count="2827" meta:non-whitespace-character-count="2392"/>
  </office:meta>
</office:document-meta>
</file>